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0bef4" officeooo:paragraph-rsid="0000bef4"/>
    </style:style>
    <style:style style:name="P2" style:family="paragraph" style:parent-style-name="Standard">
      <style:text-properties style:text-underline-style="solid" style:text-underline-width="auto" style:text-underline-color="font-color" officeooo:rsid="0000bef4" officeooo:paragraph-rsid="0000bef4"/>
    </style:style>
    <style:style style:name="P3" style:family="paragraph" style:parent-style-name="Standard">
      <style:text-properties style:text-underline-style="solid" style:text-underline-width="auto" style:text-underline-color="font-color" officeooo:rsid="0002781a" officeooo:paragraph-rsid="0002781a"/>
    </style:style>
    <style:style style:name="P4" style:family="paragraph" style:parent-style-name="Standard" style:list-style-name="L2">
      <style:text-properties style:text-underline-style="none" officeooo:rsid="0002781a" officeooo:paragraph-rsid="0002781a"/>
    </style:style>
    <style:style style:name="P5" style:family="paragraph" style:parent-style-name="Standard" style:list-style-name="L1">
      <style:text-properties officeooo:rsid="00012e74" officeooo:paragraph-rsid="00012e74"/>
    </style:style>
    <style:style style:name="P6" style:family="paragraph" style:parent-style-name="Standard" style:list-style-name="L1">
      <style:text-properties officeooo:rsid="00012e74" officeooo:paragraph-rsid="0008df4d"/>
    </style:style>
    <style:style style:name="P7" style:family="paragraph" style:parent-style-name="Standard" style:list-style-name="L1">
      <style:text-properties officeooo:rsid="0002781a" officeooo:paragraph-rsid="0002781a"/>
    </style:style>
    <style:style style:name="P8" style:family="paragraph" style:parent-style-name="Standard">
      <style:text-properties officeooo:rsid="0002781a" officeooo:paragraph-rsid="0002781a"/>
    </style:style>
    <style:style style:name="P9" style:family="paragraph" style:parent-style-name="Standard" style:list-style-name="L1">
      <style:text-properties officeooo:rsid="0009de26" officeooo:paragraph-rsid="0009de26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0bef4"/>
    </style:style>
    <style:style style:name="T3" style:family="text">
      <style:text-properties style:text-underline-style="none" officeooo:rsid="0002781a"/>
    </style:style>
    <style:style style:name="T4" style:family="text">
      <style:text-properties style:text-underline-style="none" officeooo:rsid="0003a6b4"/>
    </style:style>
    <style:style style:name="T5" style:family="text">
      <style:text-properties style:text-underline-style="none" officeooo:rsid="0004e51a"/>
    </style:style>
    <style:style style:name="T6" style:family="text">
      <style:text-properties style:text-underline-style="none" officeooo:rsid="000618cb"/>
    </style:style>
    <style:style style:name="T7" style:family="text">
      <style:text-properties style:text-underline-style="none" officeooo:rsid="0007d7e8"/>
    </style:style>
    <style:style style:name="T8" style:family="text">
      <style:text-properties style:text-underline-style="none" officeooo:rsid="0008df4d"/>
    </style:style>
    <style:style style:name="T9" style:family="text">
      <style:text-properties style:text-underline-style="none" officeooo:rsid="000ab3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-do list</text:p>
      <text:p text:style-name="P2"/>
      <text:list xml:id="list3098727048" text:style-name="L1">
        <text:list-item>
          <text:p text:style-name="P5"><text:span text:style-name="T2">d</text:span><text:span text:style-name="T1">elete every year until 2005</text:span></text:p>
        </text:list-item>
        <text:list-item>
          <text:p text:style-name="P9"><text:span text:style-name="T2">p</text:span><text:span text:style-name="T1">ut all indicators into </text:span><text:span text:style-name="T9">our three (below stated) </text:span><text:span text:style-name="T1">categories by hand</text:span></text:p>
        </text:list-item>
        <text:list-item>
          <text:p text:style-name="P1"><text:span text:style-name="T1">categories: population (unit: percent, with human rights, poverty, social security), environment (unit: </text:span><text:span text:style-name="T5">tonnes </text:span><text:span text:style-name="T6">and percent → two y-axes</text:span><text:span text:style-name="T1">), economy </text:span><text:span text:style-name="T7">&amp; politics</text:span><text:span text:style-name="T1"> (unit: USD </text:span><text:span text:style-name="T6">and percent → two y-axes</text:span><text:span text:style-name="T1">)</text:span></text:p>
        </text:list-item>
        <text:list-item>
          <text:p text:style-name="P6"><text:span text:style-name="T1">how to visualise: only take 2015 and 2016, </text:span><text:span text:style-name="T3">combine them,</text:span><text:span text:style-name="T1"> take the average if data for both years is available, plot histogram with indicators within one category on x-axis, one histogram per category </text:span></text:p>
        </text:list-item>
        <text:list-item>
          <text:p text:style-name="P6"><text:span text:style-name="T8">put the four study quality measures (in E&amp;P) in a different colour, because they are giving us more information on quality of study than on any of the categories</text:span><text:span text:style-name="T1"><text:line-break/></text:span></text:p>
        </text:list-item>
        <text:list-item>
          <text:p text:style-name="P7"><text:span text:style-name="T1">research question: <text:line-break/></text:span><text:span text:style-name="T4">pick out indicator pair which we found connection and predict how one indicator develops if we see change of other one, e.g. GDP and poverty → take prediction of GDP and see how poverty develops (for GDP are good predictions out, so give the audience an idea how the world changes when GDP changes)</text:span></text:p>
        </text:list-item>
      </text:list>
      <text:p text:style-name="P8"><text:span text:style-name="T1"/></text:p>
      <text:p text:style-name="P8"><text:span text:style-name="T1"/></text:p>
      <text:p text:style-name="P3">for later:</text:p>
      <text:p text:style-name="P3"/>
      <text:list xml:id="list3909048327" text:style-name="L2">
        <text:list-item>
          <text:p text:style-name="P4">take continents/subgroups and plot distributions instead of averages for worl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2:45:05.592592732</meta:creation-date>
    <dc:date>2018-03-20T14:37:52.994951553</dc:date>
    <meta:editing-duration>PT1H1M55S</meta:editing-duration>
    <meta:editing-cycles>6</meta:editing-cycles>
    <meta:generator>LibreOffice/6.0.2.1.0$Linux_X86_64 LibreOffice_project/aa8fa77450c1f9342298afd8322f5d2c87e925ea</meta:generator>
    <meta:document-statistic meta:table-count="0" meta:image-count="0" meta:object-count="0" meta:page-count="1" meta:paragraph-count="9" meta:word-count="183" meta:character-count="1073" meta:non-whitespace-character-count="903"/>
  </office:meta>
</office:document-meta>
</file>